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6.925in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000000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2.A" style:family="table-column">
      <style:table-column-properties style:column-width="6.925in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3.A" style:family="table-column">
      <style:table-column-properties style:column-width="6.925in" style:rel-column-width="65535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4.A" style:family="table-column">
      <style:table-column-properties style:column-width="6.925in" style:rel-column-width="65535*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0066b3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6.925in" fo:break-before="page" table:align="margins" fo:keep-with-next="auto" style:may-break-between-rows="true" table:border-model="collapsing"/>
    </style:style>
    <style:style style:name="Table5.A" style:family="table-column">
      <style:table-column-properties style:column-width="6.925in" style:rel-column-width="65535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000000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" style:family="table" style:master-page-name="">
      <style:table-properties style:width="6.925in" style:page-number="auto" fo:break-before="auto" fo:break-after="auto" table:align="margins" style:shadow="none" fo:keep-with-next="auto" style:may-break-between-rows="true" table:border-model="collapsing"/>
    </style:style>
    <style:style style:name="Table6.A" style:family="table-column">
      <style:table-column-properties style:column-width="6.925in" style:rel-column-width="65535*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610506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A2" style:family="table-cell">
      <style:table-cell-properties fo:background-color="#fcd3c1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text-properties officeooo:rsid="00005cf1" officeooo:paragraph-rsid="00005cf1"/>
    </style:style>
    <style:style style:name="P2" style:family="paragraph" style:parent-style-name="Standard">
      <style:text-properties fo:font-weight="bold" officeooo:rsid="00013018" officeooo:paragraph-rsid="00013018" style:font-weight-asian="bold" style:font-weight-complex="bold"/>
    </style:style>
    <style:style style:name="P3" style:family="paragraph" style:parent-style-name="Standard">
      <style:text-properties fo:font-weight="bold" officeooo:rsid="000b1741" officeooo:paragraph-rsid="000b1741" style:font-weight-asian="bold" style:font-weight-complex="bold"/>
    </style:style>
    <style:style style:name="P4" style:family="paragraph" style:parent-style-name="Standard">
      <style:text-properties fo:font-weight="bold" officeooo:rsid="000cb2e9" officeooo:paragraph-rsid="000cb2e9" style:font-weight-asian="bold" style:font-weight-complex="bold"/>
    </style:style>
    <style:style style:name="P5" style:family="paragraph" style:parent-style-name="Standard">
      <style:text-properties fo:font-weight="normal" officeooo:rsid="00043457" officeooo:paragraph-rsid="00043457" style:font-weight-asian="normal" style:font-weight-complex="normal"/>
    </style:style>
    <style:style style:name="P6" style:family="paragraph" style:parent-style-name="Standard">
      <style:text-properties fo:font-weight="normal" officeooo:rsid="0005d36a" officeooo:paragraph-rsid="0005d36a" style:font-weight-asian="normal" style:font-weight-complex="normal"/>
    </style:style>
    <style:style style:name="P7" style:family="paragraph" style:parent-style-name="Standard">
      <style:text-properties fo:font-weight="normal" officeooo:rsid="0007831f" officeooo:paragraph-rsid="0007831f" style:font-weight-asian="normal" style:font-weight-complex="normal"/>
    </style:style>
    <style:style style:name="P8" style:family="paragraph" style:parent-style-name="Standard">
      <style:text-properties fo:font-weight="normal" officeooo:rsid="00080cce" officeooo:paragraph-rsid="00080cce" style:font-weight-asian="normal" style:font-weight-complex="normal"/>
    </style:style>
    <style:style style:name="P9" style:family="paragraph" style:parent-style-name="Standard">
      <style:text-properties fo:font-weight="normal" officeooo:rsid="0009d230" officeooo:paragraph-rsid="0009d230" style:font-weight-asian="normal" style:font-weight-complex="normal"/>
    </style:style>
    <style:style style:name="P10" style:family="paragraph" style:parent-style-name="Standard">
      <style:text-properties fo:font-weight="normal" officeooo:rsid="000b1741" officeooo:paragraph-rsid="000b1741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0cce" officeooo:paragraph-rsid="00080c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32c9" officeooo:paragraph-rsid="000f32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9611" officeooo:paragraph-rsid="001096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9611" officeooo:paragraph-rsid="000f32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825c" officeooo:paragraph-rsid="001182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09611" officeooo:paragraph-rsid="0010961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42ab9" officeooo:paragraph-rsid="00142ab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style:font-name="Liberation Serif" fo:font-weight="bold" officeooo:rsid="00166a0d" officeooo:paragraph-rsid="00166a0d" style:font-weight-asian="bold" style:font-weight-complex="bold"/>
    </style:style>
    <style:style style:name="P19" style:family="paragraph" style:parent-style-name="Standard">
      <style:text-properties style:font-name="Liberation Serif" fo:font-weight="bold" officeooo:rsid="0018f507" officeooo:paragraph-rsid="0018f507" style:font-weight-asian="bold" style:font-weight-complex="bold"/>
    </style:style>
    <style:style style:name="P20" style:family="paragraph" style:parent-style-name="Standard">
      <style:text-properties style:font-name="Liberation Serif" fo:font-weight="normal" officeooo:rsid="000cb476" officeooo:paragraph-rsid="000cb476" style:font-weight-asian="normal" style:font-weight-complex="normal"/>
    </style:style>
    <style:style style:name="P21" style:family="paragraph" style:parent-style-name="Standard">
      <style:text-properties style:font-name="Liberation Serif" fo:font-weight="normal" officeooo:rsid="000f32c9" officeooo:paragraph-rsid="000f32c9" style:font-weight-asian="normal" style:font-weight-complex="normal"/>
    </style:style>
    <style:style style:name="P22" style:family="paragraph" style:parent-style-name="Standard">
      <style:text-properties style:font-name="Liberation Serif" fo:font-weight="normal" officeooo:rsid="001571eb" officeooo:paragraph-rsid="001571eb" style:font-weight-asian="normal" style:font-weight-complex="normal"/>
    </style:style>
    <style:style style:name="P23" style:family="paragraph" style:parent-style-name="Standard">
      <style:text-properties style:font-name="Liberation Serif" fo:font-weight="normal" officeooo:rsid="00165e48" officeooo:paragraph-rsid="00165e48" style:font-weight-asian="normal" style:font-weight-complex="normal"/>
    </style:style>
    <style:style style:name="P24" style:family="paragraph" style:parent-style-name="Standard">
      <style:text-properties style:font-name="Liberation Serif" fo:font-weight="normal" officeooo:rsid="00170781" officeooo:paragraph-rsid="00170781" style:font-weight-asian="normal" style:font-weight-complex="normal"/>
    </style:style>
    <style:style style:name="P25" style:family="paragraph" style:parent-style-name="Standard">
      <style:text-properties style:font-name="Liberation Serif" fo:font-style="normal" fo:font-weight="normal" officeooo:rsid="001a9335" officeooo:paragraph-rsid="001a9335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style:font-name="Liberation Serif" fo:font-style="normal" fo:font-weight="normal" officeooo:rsid="001b7d53" officeooo:paragraph-rsid="001b7d53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officeooo:rsid="000f32c9" officeooo:paragraph-rsid="00109611"/>
    </style:style>
    <style:style style:name="P28" style:family="paragraph" style:parent-style-name="Standard">
      <style:paragraph-properties fo:margin-left="0.4925in" fo:margin-right="0in" fo:text-indent="0in" style:auto-text-indent="false"/>
      <style:text-properties style:font-name="Courier New" fo:font-weight="bold" officeooo:rsid="000cb2e9" officeooo:paragraph-rsid="000cb2e9" style:font-weight-asian="bold" style:font-weight-complex="bold"/>
    </style:style>
    <style:style style:name="P29" style:family="paragraph" style:parent-style-name="Standard">
      <style:paragraph-properties fo:margin-left="0.4925in" fo:margin-right="0in" fo:text-indent="0in" style:auto-text-indent="false"/>
      <style:text-properties style:font-name="Courier New" fo:font-weight="bold" officeooo:rsid="001b7d53" officeooo:paragraph-rsid="001b7d53" style:font-weight-asian="bold" style:font-weight-complex="bold"/>
    </style:style>
    <style:style style:name="P30" style:family="paragraph" style:parent-style-name="Standard">
      <style:paragraph-properties fo:margin-left="0.4925in" fo:margin-right="0in" fo:text-indent="0in" style:auto-text-indent="false"/>
      <style:text-properties style:font-name="Courier New" fo:font-style="normal" fo:font-weight="normal" officeooo:rsid="001b7d53" officeooo:paragraph-rsid="001b7d53" style:font-style-asian="normal" style:font-weight-asian="normal" style:font-style-complex="normal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0cce" officeooo:paragraph-rsid="00080c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2db3" officeooo:paragraph-rsid="00202d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8dd2" officeooo:paragraph-rsid="00208d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9fb6" officeooo:paragraph-rsid="00219f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8535" officeooo:paragraph-rsid="002385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5466" officeooo:paragraph-rsid="0025546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013018" officeooo:paragraph-rsid="0001301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202db3" officeooo:paragraph-rsid="00202db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2d8b5c" officeooo:paragraph-rsid="002d8b5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0" style:family="paragraph" style:parent-style-name="Standard">
      <style:paragraph-properties fo:margin-left="0in" fo:margin-right="0in" fo:text-indent="0in" style:auto-text-indent="false"/>
      <style:text-properties style:font-name="Liberation Serif" fo:font-weight="bold" officeooo:rsid="001d4d10" officeooo:paragraph-rsid="001d4d10" style:font-weight-asian="bold" style:font-weight-complex="bold"/>
    </style:style>
    <style:style style:name="P41" style:family="paragraph" style:parent-style-name="Standard">
      <style:paragraph-properties fo:margin-left="0in" fo:margin-right="0in" fo:text-indent="0in" style:auto-text-indent="false"/>
      <style:text-properties style:font-name="Liberation Serif" fo:font-weight="bold" officeooo:rsid="001f2674" officeooo:paragraph-rsid="001f2674" style:font-weight-asian="bold" style:font-weight-complex="bold"/>
    </style:style>
    <style:style style:name="P42" style:family="paragraph" style:parent-style-name="Standard">
      <style:paragraph-properties fo:margin-left="0in" fo:margin-right="0in" fo:text-indent="0in" style:auto-text-indent="false"/>
      <style:text-properties style:font-name="Liberation Serif" fo:font-style="normal" fo:font-weight="normal" officeooo:rsid="001d4d10" officeooo:paragraph-rsid="001d4d10" style:font-style-asian="normal" style:font-weight-asian="normal" style:font-style-complex="normal" style:font-weight-complex="normal"/>
    </style:style>
    <style:style style:name="P43" style:family="paragraph" style:parent-style-name="Standard">
      <style:paragraph-properties fo:margin-left="0in" fo:margin-right="0in" fo:text-indent="0in" style:auto-text-indent="false"/>
      <style:text-properties style:font-name="Liberation Serif" fo:font-style="normal" fo:font-weight="normal" officeooo:rsid="001f2674" officeooo:paragraph-rsid="001f2674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margin-left="0in" fo:margin-right="0in" fo:text-indent="0in" style:auto-text-indent="false"/>
      <style:text-properties style:font-name="Liberation Serif" fo:font-style="normal" fo:font-weight="normal" officeooo:rsid="00256509" officeooo:paragraph-rsid="001f2674" style:font-style-asian="normal" style:font-weight-asian="normal" style:font-style-complex="normal" style:font-weight-complex="normal"/>
    </style:style>
    <style:style style:name="P45" style:family="paragraph" style:parent-style-name="Standard">
      <style:paragraph-properties fo:margin-left="0in" fo:margin-right="0in" fo:text-indent="0in" style:auto-text-indent="false"/>
      <style:text-properties style:font-name="Liberation Serif" fo:font-style="normal" fo:font-weight="normal" officeooo:rsid="002ace70" officeooo:paragraph-rsid="002ace70" style:font-style-asian="normal" style:font-weight-asian="normal" style:font-style-complex="normal" style:font-weight-complex="normal"/>
    </style:style>
    <style:style style:name="P4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56509" officeooo:paragraph-rsid="0025650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6509" officeooo:paragraph-rsid="002565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c803" officeooo:paragraph-rsid="0028c8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b88f" officeooo:paragraph-rsid="002ab88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bold" officeooo:rsid="0027036e" officeooo:paragraph-rsid="0027036e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5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bold" officeooo:rsid="0028c803" officeooo:paragraph-rsid="0028c803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52" style:family="paragraph" style:parent-style-name="Standard" style:list-style-name="L1">
      <style:text-properties fo:font-weight="normal" officeooo:rsid="00013018" officeooo:paragraph-rsid="00013018" style:font-weight-asian="normal" style:font-weight-complex="normal"/>
    </style:style>
    <style:style style:name="P53" style:family="paragraph" style:parent-style-name="Standard" style:list-style-name="L1">
      <style:text-properties fo:font-weight="normal" officeooo:rsid="0005218d" officeooo:paragraph-rsid="0005218d" style:font-weight-asian="normal" style:font-weight-complex="normal"/>
    </style:style>
    <style:style style:name="P54" style:family="paragraph" style:parent-style-name="Standard" style:list-style-name="L1">
      <style:text-properties fo:font-weight="normal" officeooo:rsid="00043457" officeooo:paragraph-rsid="00043457" style:font-weight-asian="normal" style:font-weight-complex="normal"/>
    </style:style>
    <style:style style:name="P55" style:family="paragraph" style:parent-style-name="Standard" style:list-style-name="L1">
      <style:text-properties fo:font-weight="normal" officeooo:rsid="0005d36a" officeooo:paragraph-rsid="0005d36a" style:font-weight-asian="normal" style:font-weight-complex="normal"/>
    </style:style>
    <style:style style:name="P56" style:family="paragraph" style:parent-style-name="Standard" style:list-style-name="L2">
      <style:text-properties fo:font-weight="normal" officeooo:rsid="0005d36a" officeooo:paragraph-rsid="0005d36a" style:font-weight-asian="normal" style:font-weight-complex="normal"/>
    </style:style>
    <style:style style:name="P57" style:family="paragraph" style:parent-style-name="Standard" style:list-style-name="L5">
      <style:text-properties fo:font-weight="normal" officeooo:rsid="000b1741" officeooo:paragraph-rsid="000b1741" style:font-weight-asian="normal" style:font-weight-complex="normal"/>
    </style:style>
    <style:style style:name="P58" style:family="paragraph" style:parent-style-name="Standard" style:list-style-name="L4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0cce" officeooo:paragraph-rsid="00080c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Standard" style:list-style-name="L7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32c9" officeooo:paragraph-rsid="000f32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Standard" style:list-style-name="L8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9611" officeooo:paragraph-rsid="001096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Standard" style:list-style-name="L10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825c" officeooo:paragraph-rsid="001182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Standard" style:list-style-name="L9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09611" officeooo:paragraph-rsid="0010961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3" style:family="paragraph" style:parent-style-name="Standard" style:list-style-name="L9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1825c" officeooo:paragraph-rsid="0011825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4" style:family="paragraph" style:parent-style-name="Standard" style:list-style-name="L10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1825c" officeooo:paragraph-rsid="0011825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5" style:family="paragraph" style:parent-style-name="Standard" style:list-style-name="L5">
      <style:text-properties fo:font-weight="bold" officeooo:rsid="000b1741" officeooo:paragraph-rsid="000b1741" style:font-weight-asian="bold" style:font-weight-complex="bold"/>
    </style:style>
    <style:style style:name="P66" style:family="paragraph" style:parent-style-name="Standard" style:list-style-name="L6">
      <style:text-properties style:font-name="Liberation Serif" fo:font-weight="normal" officeooo:rsid="000cb476" officeooo:paragraph-rsid="000cb476" style:font-weight-asian="normal" style:font-weight-complex="normal"/>
    </style:style>
    <style:style style:name="P67" style:family="paragraph" style:parent-style-name="Standard" style:list-style-name="L11">
      <style:text-properties style:font-name="Liberation Serif" fo:font-weight="normal" officeooo:rsid="001571eb" officeooo:paragraph-rsid="001571eb" style:font-weight-asian="normal" style:font-weight-complex="normal"/>
    </style:style>
    <style:style style:name="P68" style:family="paragraph" style:parent-style-name="Standard" style:list-style-name="L12">
      <style:text-properties style:font-name="Liberation Serif" fo:font-weight="normal" officeooo:rsid="00166a0d" officeooo:paragraph-rsid="00166a0d" style:font-weight-asian="normal" style:font-weight-complex="normal"/>
    </style:style>
    <style:style style:name="P69" style:family="paragraph" style:parent-style-name="Standard" style:list-style-name="L12">
      <style:text-properties style:font-name="Liberation Serif" fo:font-weight="normal" officeooo:rsid="00170781" officeooo:paragraph-rsid="00170781" style:font-weight-asian="normal" style:font-weight-complex="normal"/>
    </style:style>
    <style:style style:name="P70" style:family="paragraph" style:parent-style-name="Standard" style:list-style-name="L13">
      <style:text-properties style:font-name="Liberation Serif" fo:font-weight="normal" officeooo:rsid="0018f507" officeooo:paragraph-rsid="0018f507" style:font-weight-asian="normal" style:font-weight-complex="normal"/>
    </style:style>
    <style:style style:name="P71" style:family="paragraph" style:parent-style-name="Standard" style:list-style-name="L13">
      <style:text-properties style:font-name="Liberation Serif" fo:font-weight="normal" officeooo:rsid="001a9335" officeooo:paragraph-rsid="001a9335" style:font-weight-asian="normal" style:font-weight-complex="normal"/>
    </style:style>
    <style:style style:name="P72" style:family="paragraph" style:parent-style-name="Standard" style:list-style-name="L12">
      <style:text-properties style:font-name="Liberation Serif" fo:font-weight="bold" officeooo:rsid="00166a0d" officeooo:paragraph-rsid="00166a0d" style:font-weight-asian="bold" style:font-weight-complex="bold"/>
    </style:style>
    <style:style style:name="P73" style:family="paragraph" style:parent-style-name="Standard" style:list-style-name="L12">
      <style:text-properties style:font-name="Liberation Serif" fo:font-weight="bold" officeooo:rsid="00170781" officeooo:paragraph-rsid="00170781" style:font-weight-asian="bold" style:font-weight-complex="bold"/>
    </style:style>
    <style:style style:name="P74" style:family="paragraph" style:parent-style-name="Standard" style:list-style-name="L13">
      <style:text-properties style:font-name="Liberation Serif" fo:font-weight="bold" officeooo:rsid="0018f507" officeooo:paragraph-rsid="0018f507" style:font-weight-asian="bold" style:font-weight-complex="bold"/>
    </style:style>
    <style:style style:name="P75" style:family="paragraph" style:parent-style-name="Standard" style:list-style-name="L13">
      <style:text-properties style:font-name="Liberation Serif" fo:font-weight="bold" officeooo:rsid="001a9335" officeooo:paragraph-rsid="001a9335" style:font-weight-asian="bold" style:font-weight-complex="bold"/>
    </style:style>
    <style:style style:name="P76" style:family="paragraph" style:parent-style-name="Standard" style:list-style-name="L14">
      <style:text-properties style:font-name="Liberation Serif" fo:font-weight="bold" officeooo:rsid="001b7d53" officeooo:paragraph-rsid="001b7d53" style:font-weight-asian="bold" style:font-weight-complex="bold"/>
    </style:style>
    <style:style style:name="P77" style:family="paragraph" style:parent-style-name="Standard" style:list-style-name="L13">
      <style:text-properties style:font-name="Liberation Serif" fo:font-style="normal" fo:font-weight="normal" officeooo:rsid="001a9335" officeooo:paragraph-rsid="001a9335" style:font-style-asian="normal" style:font-weight-asian="normal" style:font-style-complex="normal" style:font-weight-complex="normal"/>
    </style:style>
    <style:style style:name="P78" style:family="paragraph" style:parent-style-name="Standard" style:list-style-name="L17">
      <style:text-properties style:font-name="Liberation Serif" fo:font-style="normal" fo:font-weight="normal" officeooo:rsid="002d8b5c" officeooo:paragraph-rsid="002d8b5c" style:font-style-asian="normal" style:font-weight-asian="normal" style:font-style-complex="normal" style:font-weight-complex="normal"/>
    </style:style>
    <style:style style:name="P79" style:family="paragraph" style:parent-style-name="Standard" style:list-style-name="L17">
      <style:text-properties style:font-name="Liberation Serif" fo:font-style="normal" fo:font-weight="normal" officeooo:rsid="002d8b5c" officeooo:paragraph-rsid="002f695f" style:font-style-asian="normal" style:font-weight-asian="normal" style:font-style-complex="normal" style:font-weight-complex="normal"/>
    </style:style>
    <style:style style:name="P80" style:family="paragraph" style:parent-style-name="Standard">
      <style:text-properties style:font-name="Liberation Serif" fo:font-style="normal" fo:font-weight="normal" officeooo:rsid="002d8b5c" officeooo:paragraph-rsid="002f695f" style:font-style-asian="normal" style:font-weight-asian="normal" style:font-style-complex="normal" style:font-weight-complex="normal"/>
    </style:style>
    <style:style style:name="P81" style:family="paragraph" style:parent-style-name="Standard">
      <style:text-properties style:font-name="Liberation Serif" fo:font-style="normal" fo:font-weight="bold" officeooo:rsid="00314bf8" officeooo:paragraph-rsid="00314bf8" style:font-style-asian="normal" style:font-weight-asian="bold" style:font-style-complex="normal" style:font-weight-complex="bold"/>
    </style:style>
    <style:style style:name="P82" style:family="paragraph" style:parent-style-name="Standard" style:list-style-name="L18">
      <style:text-properties style:font-name="Liberation Serif" fo:font-style="normal" fo:font-weight="bold" officeooo:rsid="00314bf8" officeooo:paragraph-rsid="00314bf8" style:font-style-asian="normal" style:font-weight-asian="bold" style:font-style-complex="normal" style:font-weight-complex="bold"/>
    </style:style>
    <style:style style:name="P83" style:family="paragraph" style:parent-style-name="Standard">
      <style:text-properties style:font-name="Liberation Serif" fo:font-style="normal" fo:font-weight="bold" officeooo:rsid="00320923" officeooo:paragraph-rsid="00320923" style:font-style-asian="normal" style:font-weight-asian="bold" style:font-style-complex="normal" style:font-weight-complex="bold"/>
    </style:style>
    <style:style style:name="P84" style:family="paragraph" style:parent-style-name="Standard" style:list-style-name="L19">
      <style:text-properties style:font-name="Liberation Serif" fo:font-style="normal" fo:font-weight="bold" officeooo:rsid="00320923" officeooo:paragraph-rsid="00320923" style:font-style-asian="normal" style:font-weight-asian="bold" style:font-style-complex="normal" style:font-weight-complex="bold"/>
    </style:style>
    <style:style style:name="P85" style:family="paragraph" style:parent-style-name="Standard">
      <style:text-properties style:font-name="Liberation Serif" fo:font-style="normal" fo:font-weight="bold" officeooo:rsid="0032ba79" officeooo:paragraph-rsid="0032ba79" style:font-style-asian="normal" style:font-weight-asian="bold" style:font-style-complex="normal" style:font-weight-complex="bold"/>
    </style:style>
    <style:style style:name="P86" style:family="paragraph" style:parent-style-name="Standard" style:list-style-name="L8">
      <style:paragraph-properties fo:text-align="start" style:justify-single-word="false"/>
      <style:text-properties officeooo:rsid="00109611" officeooo:paragraph-rsid="00109611"/>
    </style:style>
    <style:style style:name="P87" style:family="paragraph" style:parent-style-name="Standard">
      <style:paragraph-properties fo:margin-left="0in" fo:margin-right="0in" fo:text-indent="0in" style:auto-text-indent="false"/>
      <style:text-properties style:font-name="Liberation Serif" fo:font-style="normal" fo:font-weight="normal" officeooo:rsid="002ace70" officeooo:paragraph-rsid="002ace70" style:font-style-asian="normal" style:font-weight-asian="normal" style:font-style-complex="normal" style:font-weight-complex="normal"/>
    </style:style>
    <style:style style:name="P88" style:family="paragraph" style:parent-style-name="Standard">
      <style:paragraph-properties fo:margin-left="0in" fo:margin-right="0in" fo:text-indent="0in" style:auto-text-indent="false" fo:break-before="page"/>
      <style:text-properties style:font-name="Liberation Serif" fo:font-style="normal" fo:font-weight="normal" officeooo:rsid="002ace70" officeooo:paragraph-rsid="002ace70" style:font-style-asian="normal" style:font-weight-asian="normal" style:font-style-complex="normal" style:font-weight-complex="normal"/>
    </style:style>
    <style:style style:name="P89" style:family="paragraph" style:parent-style-name="Table_20_Contents" style:list-style-name="L3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0cce" officeooo:paragraph-rsid="00080c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Contents" style:list-style-name="L16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5466" officeooo:paragraph-rsid="0025546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0923" officeooo:paragraph-rsid="003209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Contents" style:list-style-name="L15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19fb6" officeooo:paragraph-rsid="00219fb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320923" officeooo:paragraph-rsid="0032092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02c5b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3a616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1825c" style:font-weight-asian="normal" style:font-weight-complex="normal"/>
    </style:style>
    <style:style style:name="T6" style:family="text">
      <style:text-properties fo:color="#ed1c24"/>
    </style:style>
    <style:style style:name="T7" style:family="text">
      <style:text-properties fo:color="#ed1c24"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0" style:family="text">
      <style:text-properties officeooo:rsid="0013a616"/>
    </style:style>
    <style:style style:name="T11" style:family="text">
      <style:text-properties officeooo:rsid="00166a0d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officeooo:rsid="0029b39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 table:template-name="Default Style">
        <table:table-column table:style-name="Table1.A"/>
        <table:table-row table:style-name="Table1.1">
          <table:table-cell table:style-name="Table1.A1" office:value-type="string">
            <text:p text:style-name="P37">ICMS</text:p>
          </table:table-cell>
        </table:table-row>
      </table:table>
      <text:p text:style-name="P2"/>
      <text:list xml:id="list546741840" text:style-name="L1">
        <text:list-item>
          <text:p text:style-name="P52">Finalidade fiscal;</text:p>
        </text:list-item>
        <text:list-item>
          <text:p text:style-name="P52">Tributo real;</text:p>
        </text:list-item>
        <text:list-item>
          <text:p text:style-name="P52">Proporcional;</text:p>
        </text:list-item>
        <text:list-item>
          <text:p text:style-name="P52">Plurifásico → incide sobre todas as etapas de circulação de mercadorias <text:span text:style-name="T1">(exceto o ICMS-Combutíveis, que é monofásico);</text:span></text:p>
        </text:list-item>
        <text:list-item>
          <text:p text:style-name="P53">Indireto;</text:p>
        </text:list-item>
        <text:list-item>
          <text:p text:style-name="P54">Não cumulativo;</text:p>
        </text:list-item>
        <text:list-item>
          <text:p text:style-name="P55">Poderá ser ou não ser seletivo.</text:p>
        </text:list-item>
      </text:list>
      <text:p text:style-name="P5"/>
      <text:p text:style-name="P6">Em regra:</text:p>
      <text:list xml:id="list64443386" text:style-name="L2">
        <text:list-item>
          <text:p text:style-name="P56">A entrada desonerada do ICMS não gera direito de crédito por parte do adquirente das mercadorias;</text:p>
        </text:list-item>
        <text:list-item>
          <text:p text:style-name="P56">A saída desonerada do ICMS acarretará a anulação do crédito relativo às operações anteriores.</text:p>
        </text:list-item>
      </text:list>
      <text:p text:style-name="P6">Mas uma <text:span text:style-name="T2">lei</text:span> poderá estabelecer a manutenção dos créditos do ICMS em casos de operações isentas ou não tributadas.</text:p>
      <text:p text:style-name="P6"/>
      <text:p text:style-name="P7">FG, BC e contribuintes do ICMS estão previstos na <text:span text:style-name="T2">LC 87/96</text:span> (Lei Kandir) e não no CTN.</text:p>
      <text:p text:style-name="P7"/>
      <table:table table:name="Table2" table:style-name="Table2" table:template-name="Default Style">
        <table:table-column table:style-name="Table2.A"/>
        <table:table-row table:style-name="Table2.1">
          <table:table-cell table:style-name="Table2.A1" office:value-type="string">
            <text:p text:style-name="P31">ICMS incidirá sobre:</text:p>
            <text:list xml:id="list286860989" text:style-name="L3">
              <text:list-item>
                <text:p text:style-name="P89">circulação de mercadorias;</text:p>
              </text:list-item>
              <text:list-item>
                <text:p text:style-name="P89">prestações de serviços de transporte <text:span text:style-name="T2">interestadual e intermunicipal</text:span></text:p>
              </text:list-item>
              <text:list-item>
                <text:p text:style-name="P89">prestações de serviços de comunicação; → só a título <text:span text:style-name="T2">oneroso</text:span>! Inclusive <text:span text:style-name="T2">intramunicipais</text:span>!</text:p>
              </text:list-item>
            </text:list>
            <text:p text:style-name="P31">ainda que as operações e as prestações se iniciem no exterior.</text:p>
            <text:p text:style-name="P31"/>
            <text:p text:style-name="P11">Os contribuintes do ICMS são PF ou PJ que realizem com <text:span text:style-name="T2">habitualidade</text:span> ou em <text:span text:style-name="T2">volume que caracterize intuito comercial</text:span> as operações acima.</text:p>
            <text:p text:style-name="P11"/>
            <text:p text:style-name="P11">ICMS incidirá também sobre a entrada de <text:span text:style-name="T2">bem ou mercadoria</text:span> importados do exterior por <text:span text:style-name="T2">PF ou PJ</text:span>, <text:span text:style-name="T2">ainda que não seja contribuinte habitual, qualquer que seja sua finalidade</text:span>, assim como sobre o serviço prestado no exterior, cabendo o imposto ao Estado onde estiver situado o domicílio ou o estabelecimento do destinatário da mercadoria, bem ou serviço.</text:p>
            <text:list xml:id="list3589182567" text:style-name="L4">
              <text:list-item>
                <text:p text:style-name="P58">STF, SV 48: na entrada de mercadoria importada do exterior, é legítima a cobrança do ICMS por ocasião do <text:span text:style-name="T2">desembaraço aduaneiro</text:span>.</text:p>
              </text:list-item>
            </text:list>
          </table:table-cell>
        </table:table-row>
      </table:table>
      <text:p text:style-name="P7"/>
      <text:p text:style-name="P8">Circulação de mercadorias → <text:span text:style-name="T2">jurídica</text:span>, deve haver mudança de propriedade.</text:p>
      <text:p text:style-name="P8"/>
      <text:p text:style-name="P8">STF, Súmula 573: <text:span text:style-name="T2">não</text:span> constitui FG do ICMS a saída física de máquinas, <text:s/>utensílios e implementos a título de <text:span text:style-name="T2">comodato</text:span>.</text:p>
      <text:p text:style-name="P8"/>
      <text:p text:style-name="P8">STJ, Súmula 166: <text:span text:style-name="T2">não</text:span> constitui FG do ICMS o simples deslocamento de mercadoria de um para outro estabelecimento do mesmo contribuinte.</text:p>
      <text:p text:style-name="P8"/>
      <text:p text:style-name="P9"><text:soft-page-break/>Os únicos <text:span text:style-name="T7">impostos</text:span> que podem incidir sobre as operações relativas a <text:span text:style-name="T2">energia elétrica, serviços de telecom, derivados de petróleo, combustíveis e minerais</text:span> são o <text:span text:style-name="T7">ICMS, II e IE</text:span>.</text:p>
      <text:p text:style-name="P9"/>
      <text:p text:style-name="P3">BC<text:span text:style-name="T4">: valor da operação ou o preço do serviço prestado.</text:span></text:p>
      <text:list xml:id="list3765678896" text:style-name="L5">
        <text:list-item>
          <text:p text:style-name="P65">Atenção!<text:span text:style-name="T4"> O IPI </text:span>não<text:span text:style-name="T4"> integra a BC do ICMS quando ocorrer cumulativamente as seguintes situações:</text:span></text:p>
          <text:list>
            <text:list-item>
              <text:p text:style-name="P57">operação realizada entre contribuintes;</text:p>
            </text:list-item>
            <text:list-item>
              <text:p text:style-name="P57">relativa a produto destinado à industrialização ou comercialização; e</text:p>
            </text:list-item>
            <text:list-item>
              <text:p text:style-name="P57">que configure FG de ambos IPI e ICMS.</text:p>
            </text:list-item>
          </text:list>
        </text:list-item>
      </text:list>
      <text:p text:style-name="P10"/>
      <text:p text:style-name="P4">Alíquotas<text:span text:style-name="T4">:</text:span></text:p>
      <text:p text:style-name="P28"><text:span text:style-name="T4">CF, Art. 155, §2º, IV – </text:span>resolução do SF<text:span text:style-name="T4">, </text:span><text:span text:style-name="T6">de iniciativa do PR ou de 1/3 dos Senadores</text:span><text:span text:style-name="T4">, aprovada pela </text:span>maioria absoluta<text:span text:style-name="T4"> de seus membros, estabelecerá as alíquotas aplicáveis às operações e prestações, interestaduais e de exportação</text:span>;</text:p>
      <text:list xml:id="list600463463" text:style-name="L6">
        <text:list-item>
          <text:p text:style-name="P66">após a EC 42/03, tornaram-se imunes ao ICMS todas as operações de exportação!</text:p>
        </text:list-item>
      </text:list>
      <text:p text:style-name="P20"/>
      <text:p text:style-name="P21">As alíquotas <text:span text:style-name="T2">interestaduais</text:span>, em regra, são <text:span text:style-name="T2">inferiores</text:span> às alíquotas <text:span text:style-name="T2">internas</text:span>.</text:p>
      <text:p text:style-name="P21"/>
      <table:table table:name="Table3" table:style-name="Table3" table:template-name="Default Style">
        <table:table-column table:style-name="Table3.A"/>
        <table:table-row table:style-name="Table3.1">
          <table:table-cell table:style-name="Table3.A1" office:value-type="string">
            <text:p text:style-name="P21">Exemplo que elucida a sistemática de recolhimento do ICMS para operações interestaduais:</text:p>
            <text:p text:style-name="P12"/>
            <text:p text:style-name="P12">Empresa de SP realiza 3 vendas para MG:</text:p>
            <text:list xml:id="list3420638180" text:style-name="L7">
              <text:list-item>
                <text:p text:style-name="P59">adquirente A: PJ que <text:span text:style-name="T10">é </text:span><text:span text:style-name="T3">contribuinte</text:span><text:span text:style-name="T10"> adquire mercadorias para revenda;</text:span></text:p>
              </text:list-item>
              <text:list-item>
                <text:p text:style-name="P59">adquirente B: PJ que <text:span text:style-name="T10">é </text:span><text:span text:style-name="T3">contribuinte</text:span><text:span text:style-name="T10"> adquire mercadorias para consumo;</text:span></text:p>
              </text:list-item>
              <text:list-item>
                <text:p text:style-name="P59">adquirente C: PF que <text:span text:style-name="T3">não é contribuinte</text:span><text:span text:style-name="T10"> adquire mercadorias para consumo.</text:span></text:p>
              </text:list-item>
            </text:list>
            <text:p text:style-name="P12"/>
            <text:p text:style-name="P27"><text:span text:style-name="T9">Venda SP-adquirente A</text:span><text:span text:style-name="T8">:</text:span></text:p>
            <text:list xml:id="list3667562415" text:style-name="L8">
              <text:list-item>
                <text:p text:style-name="P60">aplica-se a alíquota interestadual;</text:p>
              </text:list-item>
              <text:list-item>
                <text:p text:style-name="P60">o ICMS será devido a SP;</text:p>
              </text:list-item>
              <text:list-item>
                <text:p text:style-name="P86"><text:span text:style-name="T8">quem recolhe é a empresa </text:span><text:span text:style-name="T9">remetente</text:span><text:span text:style-name="T8">.</text:span></text:p>
              </text:list-item>
            </text:list>
            <text:p text:style-name="P14"/>
            <text:p text:style-name="P16">Venda SP-adquirente B<text:span text:style-name="T4">:</text:span></text:p>
            <text:list xml:id="list2186848354" text:style-name="L9">
              <text:list-item>
                <text:p text:style-name="P62"><text:span text:style-name="T4">aplica-se a alíquota interestadual, esse valor </text:span><text:span text:style-name="T5">será</text:span><text:span text:style-name="T4"> devido a SP;</text:span></text:p>
              </text:list-item>
              <text:list-item>
                <text:p text:style-name="P62"><text:span text:style-name="T4">aplica-se a diferença entre a alíquota interna </text:span><text:span text:style-name="T5">e a alíquota interestadual, esse valor será devido a MG;</text:span></text:p>
              </text:list-item>
              <text:list-item>
                <text:p text:style-name="P63"><text:span text:style-name="T5">q</text:span><text:span text:style-name="T4">uem deverá recolher a diferença de alíquotas é o </text:span>destinatário<text:span text:style-name="T4">.</text:span></text:p>
              </text:list-item>
            </text:list>
            <text:p text:style-name="P13"/>
            <text:p text:style-name="P16">Venda SP-adquirente C<text:span text:style-name="T4">:</text:span></text:p>
            <text:list xml:id="list2097675978" text:style-name="L10">
              <text:list-item>
                <text:p text:style-name="P61">aplica-se a alíquota interestadual, esse valor será devido a SP;</text:p>
              </text:list-item>
              <text:list-item>
                <text:p text:style-name="P61">aplica-se a diferença entre a alíquota interna e a alíquota interestadual, <text:s/>esse valor será devido a MG;</text:p>
              </text:list-item>
              <text:list-item>
                <text:p text:style-name="P64"><text:span text:style-name="T4">quem deverá recolher a diferença de alíquotas é o </text:span>remetente<text:span text:style-name="T4">.</text:span></text:p>
              </text:list-item>
            </text:list>
            <text:p text:style-name="P15"/>
            <text:p text:style-name="P17">ANTES<text:span text:style-name="T4"> da EC 87/2015, na aquisição por consumidor final </text:span>não contribuinte<text:span text:style-name="T4">, aplicava-se só a </text:span>alíquota interna<text:span text:style-name="T4"> </text:span>do remetente<text:span text:style-name="T4"> – ao Estado destinatário nada era devido.</text:span></text:p>
          </table:table-cell>
        </table:table-row>
      </table:table>
      <text:p text:style-name="P21"/>
      <text:p text:style-name="P22"><text:soft-page-break/>Sobre as <text:span text:style-name="T2">alíquotas internas</text:span>, é <text:span text:style-name="T2">facultado</text:span> ao SF:</text:p>
      <text:list xml:id="list2827295230" text:style-name="L11">
        <text:list-item>
          <text:p text:style-name="P67">definir alíquotas mínimas → iniciativa de 1/3, aprovação por maioria absoluta;</text:p>
        </text:list-item>
        <text:list-item>
          <text:p text:style-name="P67">definir alíquotas máximas → iniciativa de maioria absoluta, aprovação por 2/3.</text:p>
        </text:list-item>
      </text:list>
      <text:p text:style-name="P22"/>
      <text:p text:style-name="P22">Salvo deliberação em contrário dos Estados e do DF, as alíquotas <text:span text:style-name="T2">internas</text:span> <text:span text:style-name="T2">não</text:span> poderão ser <text:span text:style-name="T2">inferiores </text:span>às <text:span text:style-name="T2">interestaduais</text:span>.</text:p>
      <text:p text:style-name="P22"/>
      <text:p text:style-name="P23">Havendo prestação de serviço juntamente com o fornecimento de mercadorias, a incidência do ICMS é residual. <text:span text:style-name="T11">Isso significa que se o serviço estiver previsto na lista do ISS, não poderá ser cobrado ICMS, mas se não estiver previsto naquela lista, poderá ser cobrado ICMS, desde que haja lei com tal previsão.</text:span></text:p>
      <text:p text:style-name="P23"/>
      <text:p text:style-name="P23">STJ, Súmula 163: o fornecimento de mercadorias com simultânea prestação de serviços em bares, <text:s/>restaurantes e estabelecimentos similares constitui FG do ICMS a incidir sobre o valor total da operação.</text:p>
      <text:p text:style-name="P23"/>
      <text:p text:style-name="P23">STF, Súmula 574: sem lei estadual que a estabeleça, é ilegítima a cobrança do ICMS sobre o fornecimento de alimentação e bebidas em restaurante ou estabelecimento similar.</text:p>
      <text:p text:style-name="P23"/>
      <text:p text:style-name="P18">Imunidades do ICMS<text:span text:style-name="T4">:</text:span></text:p>
      <text:list xml:id="list520355390" text:style-name="L12">
        <text:list-item>
          <text:p text:style-name="P68">mercadorias e serviços exportados ao exterior estão imunes do ICMS;</text:p>
          <text:list>
            <text:list-item>
              <text:p text:style-name="P72">Atenção! <text:span text:style-name="T4">Nesse caso, possível manter os créditos relativos ao que foi cobrado nas operações anteriores;</text:span></text:p>
            </text:list-item>
          </text:list>
        </text:list-item>
        <text:list-item>
          <text:p text:style-name="P69">petróleo, lubrificantes, combustíveis líquidos e gasosos derivados e energia elétrica, destinados a outros Estados, estão imunes do ICMS;</text:p>
          <text:list>
            <text:list-item>
              <text:p text:style-name="P73">Atenção!<text:span text:style-name="T4"> Pela Lei Kandir, só há imunidade se esses produtos forem destinados à industrialização ou comercialização;</text:span></text:p>
            </text:list-item>
          </text:list>
        </text:list-item>
        <text:list-item>
          <text:p text:style-name="P69">o ouro ativo financeiro ou instrumento cambial está imune ao ICMS;</text:p>
        </text:list-item>
        <text:list-item>
          <text:p text:style-name="P69">serviços de comunicações por radiodifusão sonora e de sons e imagens de recepção livre e gratuita estão imunes;</text:p>
        </text:list-item>
        <text:list-item>
          <text:p text:style-name="P69">livros, jornais, periódicos e o papel destinado à sua impressão estão imunes do ICMS;</text:p>
        </text:list-item>
        <text:list-item>
          <text:p text:style-name="P69">fonogramas e videofonogramas musicais produzidos no Brasil contendo obras musicais ou literomusicais de autores brasileiros e/ou obras em geral interpretadas por artistas brasileiros bem como os suportes materiais ou arquivos digitais que os contenham, salvo na replicação industrial de mídias ópticas de leitura a laser estão imunes do ICMS.</text:p>
        </text:list-item>
      </text:list>
      <text:p text:style-name="P24"/>
      <text:p text:style-name="P19">ICMS-combustíveis<text:span text:style-name="T4">:</text:span></text:p>
      <text:list xml:id="list999739621" text:style-name="L13">
        <text:list-item>
          <text:p text:style-name="P74"><text:span text:style-name="T4">monofásico para </text:span>combustíveis e lubrificantes<text:span text:style-name="T4"> definidos em </text:span>LC<text:span text:style-name="T4">:</text:span></text:p>
          <text:list>
            <text:list-item>
              <text:p text:style-name="P74"><text:span text:style-name="T4">no caso monofásico, </text:span>não<text:span text:style-name="T4"> há imunidade do ICMS sobre operações que destinem a outros estados combustíveis e lubrificantes → ou seja, incide ICMS-combustíveis nessas operações;</text:span></text:p>
            </text:list-item>
            <text:list-item>
              <text:p text:style-name="P74"><text:span text:style-name="T4">o ICMS caberá ao Estado onde </text:span>ocorre o consumo<text:span text:style-name="T4">;</text:span></text:p>
            </text:list-item>
          </text:list>
        </text:list-item>
        <text:list-item>
          <text:p text:style-name="P70">demais casos de operações interestaduais:</text:p>
          <text:list>
            <text:list-item>
              <text:p text:style-name="P74"><text:span text:style-name="T4">operação </text:span>entre contribuintes <text:span text:style-name="T4">→ o ICMS será repartido entre o Estado de origem e o de destino, na mesma proporção que ocorre nas operações com as demais mercadorias;</text:span></text:p>
            </text:list-item>
            <text:list-item>
              <text:p text:style-name="P74">adquirente não contribuinte<text:span text:style-name="T4"> → o ICMS cabe ao Estado de </text:span>origem<text:span text:style-name="T4">;</text:span></text:p>
            </text:list-item>
          </text:list>
        </text:list-item>
        <text:list-item>
          <text:p text:style-name="P71"><text:soft-page-break/>alíquotas fixadas mediante celebração de convênios do CONFAZ:</text:p>
          <text:list>
            <text:list-item>
              <text:p text:style-name="P71">uniformes em todo o território nacional;</text:p>
            </text:list-item>
            <text:list-item>
              <text:p text:style-name="P71">podem ser diferenciadas por produto;</text:p>
            </text:list-item>
            <text:list-item>
              <text:p text:style-name="P75"><text:span text:style-name="T4">podem ser </text:span><text:span text:style-name="T12">ad valorem</text:span><text:span text:style-name="T16"> ou </text:span><text:span text:style-name="T12">ad rem</text:span><text:span text:style-name="T16">;</text:span></text:p>
            </text:list-item>
            <text:list-item>
              <text:p text:style-name="P75"><text:span text:style-name="T15">redução e restabelecimento</text:span><text:span text:style-name="T16"> sujeitam-se apenas à </text:span><text:span text:style-name="T15">noventena</text:span><text:span text:style-name="T16">;</text:span></text:p>
            </text:list-item>
          </text:list>
        </text:list-item>
        <text:list-item>
          <text:p text:style-name="P77">regras em relação à apuração e destinação são estabelecidas mediante deliberação dos Estados e do DF por meio do CONFAZ.</text:p>
        </text:list-item>
      </text:list>
      <text:p text:style-name="P25"/>
      <text:p text:style-name="P26">Bancas cobram muito, inclusive a literalidade:</text:p>
      <text:p text:style-name="P29"><text:span text:style-name="T16">CF, Art. 155, XII – cabe à </text:span><text:span text:style-name="T15">LC</text:span><text:span text:style-name="T16">:</text:span></text:p>
      <text:p text:style-name="P30">a) definir seus contribuintes;</text:p>
      <text:p text:style-name="P30">b) dispor sobre substituição tributária;</text:p>
      <text:p text:style-name="P30">c) disciplinar o regime de compensação do imposto;</text:p>
      <text:p text:style-name="P30">d) fixar, para efeito de sua cobrança e definição do estabelecimento responsável, o local das operações relativas à circulação de mercadorias e das prestações de serviços;</text:p>
      <text:p text:style-name="P30">e) excluir da incidência do imposto, nas exportações para o exterior, serviços e outros produtos além dos mencionados no inciso X, “a”;</text:p>
      <text:list xml:id="list2358462951" text:style-name="L14">
        <text:list-item>
          <text:p text:style-name="P76"><text:span text:style-name="T15">Atenção!</text:span><text:span text:style-name="T16"> A EC 48/03 tacitamente derrogou a alínea “e”.</text:span></text:p>
        </text:list-item>
      </text:list>
      <text:p text:style-name="P30">f) prever casos de manutenção de crédito, relativamente à remessa para outro Estado e exportação para o exterior, de serviços e de mercadorias;</text:p>
      <text:p text:style-name="P30">g) regular a forma como, mediante deliberação dos Estados e do DF, isenções, incentivos e benefícios fiscais serão concedidos e revogados;</text:p>
      <text:p text:style-name="P30">h) definir os combustíveis e lubrificantes sobre os quais o imposto incidirá uma única vez, qualquer que seja sua finalidade, hipótese em que não se aplicará o disposto no inciso X, b;</text:p>
      <text:p text:style-name="P30">i) fixar a BC, de modo que o montante do imposto a integre, também na importação do exterior de bem, mercadoria ou serviço.</text:p>
      <text:p text:style-name="P30"/>
      <text:p text:style-name="P40"><text:span text:style-name="T16">A </text:span><text:span text:style-name="T15">concessão de crédito presumido</text:span><text:span text:style-name="T16"> também deve ser deliberada por meio de </text:span><text:span text:style-name="T15">convênios</text:span><text:span text:style-name="T16">.</text:span></text:p>
      <text:p text:style-name="P42"/>
      <text:p text:style-name="P41"><text:span text:style-name="T15">Lançamento do ICMS</text:span><text:span text:style-name="T16">: por homologação.</text:span></text:p>
      <text:p text:style-name="P43"/>
      <table:table table:name="Table4" table:style-name="Table4" table:template-name="Default Style">
        <table:table-column table:style-name="Table4.A"/>
        <table:table-row table:style-name="Table4.1">
          <table:table-cell table:style-name="Table4.A1" office:value-type="string">
            <text:p text:style-name="P38">Jurisprudências acerca do ICMS</text:p>
          </table:table-cell>
        </table:table-row>
        <table:table-row>
          <table:table-cell table:style-name="Table4.A2" office:value-type="string">
            <text:p text:style-name="P32">STF: depende de lei autorizadora a correção monetária de créditos escriturais do ICMS.</text:p>
            <text:p text:style-name="P32"/>
            <text:p text:style-name="P32">STJ: a mera consignação do veículo cuja venda deverá ser promovida por agência de automóveis não representa circulação jurídica de mercadoria, porquanto não induz à transferência da propriedade ou da posse da coisa, inexistindo, dessa forma, <text:s/>troca de titularidade a ensejar o FG do ICMS.</text:p>
            <text:p text:style-name="P32"/>
            <text:p text:style-name="P32">STF, SV 32: o ICMS não incide sobre a alienação de salvados de sinistro pelas seguradoras.</text:p>
            <text:p text:style-name="P32"/>
            <text:p text:style-name="P32"><text:soft-page-break/>STF: devido ao fato de a venda de bens do ativo fixo da empresa não se enquadrar no conceito de mercadoria e essa operação não ser realizada com habitualidade, não ocorre o FG do ICMS.</text:p>
            <text:p text:style-name="P32"/>
            <text:p text:style-name="P32">STF: incide ICMS sobre as operações de import<text:span text:style-name="T17">a</text:span>ção de bens destinados ao ativo fixo da empresa.</text:p>
            <text:p text:style-name="P32"/>
            <text:p text:style-name="P32">STJ: as operações de transformação de sociedades não estão sujeitas ao ICMS.</text:p>
            <text:p text:style-name="P32"/>
            <text:p text:style-name="P32">STF: o ICMS incide sobre o <text:span text:style-name="T13">software</text:span><text:span text:style-name="T2"> de prateleira</text:span>, mas <text:span text:style-name="T2">não</text:span> incide sobre aqueles softwares que exigem o licenciamento ou cessão do direito de uso.</text:p>
            <text:p text:style-name="P32"/>
            <text:p text:style-name="P33">STF: é legítima a incidência do ICMS na comercialização de exemplares de obras cinematográficas, gravados em fitas de videocassete.</text:p>
            <text:p text:style-name="P33"/>
            <text:p text:style-name="P33">STF: incide ICMS mesmo que não haja bem corpóreo.</text:p>
            <text:p text:style-name="P33"/>
            <text:p text:style-name="P33">STJ: o ICMS incide sobre o valor da tarifa de energia elétrica correspondente à demanda de potência <text:span text:style-name="T7">efetivamente utilizada</text:span>.</text:p>
            <text:p text:style-name="P33"/>
            <text:p text:style-name="P33">STJ: os descontos incondicionais nas operações mercantis não se incluem na BC do ICMS.</text:p>
            <text:p text:style-name="P33"/>
            <text:p text:style-name="P33">STJ: as empresas de construção civil não estão obrigadas a pagar ICMS sobre mercadorias adquiridas como insumos em operações interestaduais.</text:p>
            <text:list xml:id="list3810587812" text:style-name="L15">
              <text:list-item>
                <text:p text:style-name="P92">Atenção!<text:span text:style-name="T4"> Essa súmula ainda está vigente, mas perdeu seu sentido após a EC 87/2015, que previu que até mesmo consumidores finais de mercadoria em operações interestaduais, quando não contribuintes do imposto, estão sujeitos ao diferencial de alíquotas do ICMS.</text:span></text:p>
              </text:list-item>
            </text:list>
            <text:p text:style-name="P34"/>
            <text:p text:style-name="P34">STJ: nas operações com cartão de crédito, os encargos relativos ao financiamento não são considerados no cálculo do ICMS.</text:p>
            <text:p text:style-name="P34"/>
            <text:p text:style-name="P34">STJ: é ilegal a cobrança de ICMS com base no valor da mercadoria submetido ao regime de pauta fiscal.</text:p>
            <text:p text:style-name="P34"/>
            <text:p text:style-name="P34">STJ: o ICMS não incide no serviço dos provedores de acesso à internet.</text:p>
            <text:p text:style-name="P34"/>
            <text:p text:style-name="P34">STJ: o ICMS não incide sobre o serviço de habilitação de telefone celular.</text:p>
            <text:p text:style-name="P34"/>
            <text:p text:style-name="P34">STF: o ICMS incide sobre a tarifa de assinatura básica mensal cobrada pelas prestadoras de serviços de telefonia, independentemente da franquia de minutos concedida ou não ao usuário.</text:p>
            <text:p text:style-name="P34"/>
            <text:p text:style-name="P35">STF: se o insumo não se incorpora ao produto final nem é consumido no curso do processo de industrialização, não há que se falar em creditamento do ICMS.</text:p>
            <text:p text:style-name="P35"/>
            <text:p text:style-name="P35">STF: o sujeito ativo da relação jurídico-tributária do ICMS é o Estado onde estiver situado o domicílio ou o estabelecimento do destinatário jurídico da mercadoria; pouco importando se o desembaraço aduaneiro ocorreu por meio de ente federativo diverso.</text:p>
            <text:p text:style-name="P35"/>
            <text:p text:style-name="P36"><text:soft-page-break/>STF: o ICMS cabe ao Estado em que localizado o porto de desembarque e o destinatário da mercadoria, não prevalecendo a forma sobre o conteúdo, no que procedida a importação por terceiro consignatário situado em outro Estado e beneficiário de sistema tributário mais favorável.</text:p>
            <text:p text:style-name="P36"/>
            <text:p text:style-name="P36">STF:</text:p>
            <text:list xml:id="list1318707462" text:style-name="L16">
              <text:list-item>
                <text:p text:style-name="P90">receita bruta pode ser definida como o ingresso financeiro <text:s/>que se integra no patrimônio na condição de elemento novo e positivo, sem reservas ou condições;</text:p>
              </text:list-item>
              <text:list-item>
                <text:p text:style-name="P90">o aproveitamento dos créditos de ICMS por ocasião da saída imune para o exterior não gera receita tributável. Cuida-se de mera recuperação do ônus econômico advindo do ICMS;</text:p>
              </text:list-item>
              <text:list-item>
                <text:p text:style-name="P90">adquirida a mercadoria, a empresa exportadora pode creditar-se do ICMS anteriormente pago, mas somente poderá transferir a terceiros o saldo credor acumulado após a saída da mercadoria com destino ao exterior.</text:p>
              </text:list-item>
            </text:list>
            <text:p text:style-name="P36"/>
            <text:p text:style-name="P46"><text:span text:style-name="T4">STF: não incide o ICMS na operação de </text:span>arrendamento mercantil internacional<text:span text:style-name="T4">, salvo na hipótese de antecipação da opção de compra, quando configurada a transferência da titularidade do bem.</text:span></text:p>
            <text:p text:style-name="P47"/>
            <text:p text:style-name="P47">STF: não há operação relativa à circulação de mercadoria sujeita à incidência do ICMS em operação de arrendamento mercantil contratado pela indústria aeronáutica de grande porte para viabilizar o uso, pelas companhias de navegação aérea, de aeronaves por ela construídas.</text:p>
            <text:p text:style-name="P47"/>
            <text:p text:style-name="P50"><text:span text:style-name="T4">Leasing</text:span><text:span text:style-name="T16"> dentro do país (sem importação) → não incide ICMS, exceto na venda do bem ao arrendatário</text:span></text:p>
            <text:p text:style-name="P50"><text:span text:style-name="T4">Leasing</text:span><text:span text:style-name="T16"> internacional → não incide ICMS, salvo se houver antecipação da opção de compra.</text:span></text:p>
            <text:p text:style-name="P51"><text:span text:style-name="T4">Leasing </text:span><text:span text:style-name="T16">internacional de aeronaves → não incide ICMS.</text:span></text:p>
            <text:p text:style-name="P48"/>
            <text:p text:style-name="P49">STF: é legítima a incidência do ICMS na comercialização de exemplares de obras cinematográficasm gravados em fitas de videocassete.</text:p>
          </table:table-cell>
        </table:table-row>
      </table:table>
      <text:p text:style-name="P44"/>
      <text:p text:style-name="P45">O <text:span text:style-name="T2">diferimento do pagamento</text:span> do ICMS <text:span text:style-name="T2">não</text:span> configura benefício fiscal.</text:p>
      <text:p text:style-name="P45"/>
      <table:table table:name="Table5" table:style-name="Table5" table:template-name="Default Style">
        <table:table-column table:style-name="Table5.A"/>
        <table:table-row table:style-name="Table5.1">
          <table:table-cell table:style-name="Table5.A1" office:value-type="string">
            <text:p text:style-name="P39">ITCMD</text:p>
          </table:table-cell>
        </table:table-row>
      </table:table>
      <text:p text:style-name="P45"/>
      <text:list xml:id="list3535490937" text:style-name="L17">
        <text:list-item>
          <text:p text:style-name="P78">Para quaisquer bens ou direitos;</text:p>
        </text:list-item>
        <text:list-item>
          <text:p text:style-name="P78">quanto a <text:span text:style-name="T2">imóveis</text:span> e respectivos direitos→ITCMD competirá ao Estado da situação do bem, independentemente de ser <text:span text:style-name="T14">causa mortis</text:span> ou doação;</text:p>
        </text:list-item>
        <text:list-item>
          <text:p text:style-name="P78">quanto a <text:span text:style-name="T2">móveis</text:span>:</text:p>
          <text:list>
            <text:list-item>
              <text:p text:style-name="P78"><text:span text:style-name="T14">causa mortis</text:span> → ITCMD competirá ao Estado onde se processar o inventário/arrolamento;</text:p>
            </text:list-item>
            <text:list-item>
              <text:p text:style-name="P78">doação → ITCMD competirá ao Estado onde tiver domicílio o doador;</text:p>
            </text:list-item>
          </text:list>
        </text:list-item>
        <text:list-item>
          <text:p text:style-name="P79">se doador tiver domicílio no exterior ou <text:span text:style-name="T14">de cujus</text:span> possuía bens, era domiciliado no exterior ou teve seu inventário processado no exterior → a competência para instituição do ITCMD será regulada por <text:span text:style-name="T2">LC</text:span> (que ainda não foi instituída). </text:p>
        </text:list-item>
      </text:list>
      <text:p text:style-name="P80"/>
      <text:p text:style-name="P81">FG<text:span text:style-name="T4">: transmissão de quaisquer bens ou direitos, por </text:span><text:span text:style-name="T12">causa mortis</text:span><text:span text:style-name="T4"> ou doação.</text:span></text:p>
      <text:p text:style-name="P81"><text:span text:style-name="T4"/></text:p>
      <text:p text:style-name="P81"><text:span text:style-name="T4">STF: o ITCMD é devido pela alíquota vigente ao tempo da abertura da sucessão.</text:span></text:p>
      <text:p text:style-name="P81"><text:span text:style-name="T4">STF: é legítima a incidência do ITCMD no inventário por morte presumida.</text:span></text:p>
      <text:p text:style-name="P81"><text:span text:style-name="T4">STF: sobre os honorários do advogado contratado pelo inventariante, com a homologação do juiz, <text:s/>não incide o ITCMD.</text:span></text:p>
      <text:p text:style-name="P81"><text:span text:style-name="T4">STF: o ITCMD é calculado sobre o valor dos bens na data da avaliação.</text:span></text:p>
      <text:p text:style-name="P81"><text:span text:style-name="T4">STF: o ITCMD não é exigível antes da homologação do cálculo.</text:span></text:p>
      <text:p text:style-name="P81"><text:span text:style-name="T4"/></text:p>
      <text:p text:style-name="P81"><text:span text:style-name="T4">O CTN estabelece que, na </text:span><text:span text:style-name="T12">causa mortis</text:span><text:span text:style-name="T4">, ocorrem tantos FG’s distintos quantos sejam os herdeiros ou legatários. Ex.: se houver 3 herdeiros, ocorrerão 3 FG’s.</text:span></text:p>
      <text:p text:style-name="P81"><text:span text:style-name="T4"/></text:p>
      <text:p text:style-name="P81"><text:span text:style-name="T4">STF: a escolha do valor do monte-mor como BC da taxa judiciária encontra óbice no art. 145, 2º, da CF, </text:span>visto aue o monte-mor que contenha bens imóveis é também BC do ITCMD<text:span text:style-name="T4">.</text:span></text:p>
      <text:p text:style-name="P81"><text:span text:style-name="T4"/></text:p>
      <text:p text:style-name="P81"><text:span text:style-name="T4">Transmissões por </text:span>doação<text:span text:style-name="T4">:</text:span></text:p>
      <text:list xml:id="list165326953" text:style-name="L18">
        <text:list-item>
          <text:p text:style-name="P82">imóveis<text:span text:style-name="T4"> → registro do título translativo no Registro de Imóveis;</text:span></text:p>
        </text:list-item>
        <text:list-item>
          <text:p text:style-name="P82">móveis<text:span text:style-name="T4"> → tradição.</text:span></text:p>
        </text:list-item>
      </text:list>
      <text:p text:style-name="P81"><text:span text:style-name="T4"/></text:p>
      <text:p text:style-name="P81"><text:span text:style-name="T4">O ITCMD </text:span>não<text:span text:style-name="T4"> incide sobre transmissões originárias (em que não há relação jurídica de transmissão a outra pessoa. Ex.: usucapião).</text:span></text:p>
      <text:p text:style-name="P81"><text:span text:style-name="T4"/></text:p>
      <text:p text:style-name="P83">BC e alíquotas<text:span text:style-name="T4">:</text:span></text:p>
      <text:list xml:id="list758316935" text:style-name="L19">
        <text:list-item>
          <text:p text:style-name="P84">doação<text:span text:style-name="T4"> → valor venal dos bens ou direitos transmitidos;</text:span></text:p>
        </text:list-item>
        <text:list-item>
          <text:p text:style-name="P84"><text:span text:style-name="T4">alíquotas </text:span>máximas<text:span text:style-name="T4"> são fixadas pelo </text:span>SF<text:span text:style-name="T4">;</text:span></text:p>
          <text:list>
            <text:list-item>
              <text:p text:style-name="P84"><text:span text:style-name="T4">STF: não é possível aos Estados fixar suas alíquotas, de forma a criar vinculação ao teto estabelecido por Resolução do SF;</text:span></text:p>
            </text:list-item>
          </text:list>
        </text:list-item>
        <text:list-item>
          <text:p text:style-name="P84"><text:span text:style-name="T4">STF: o ITCMD é um imposto que bem se vocaciona à tributação progressiva.</text:span></text:p>
        </text:list-item>
      </text:list>
      <text:p text:style-name="P83"><text:span text:style-name="T4"/></text:p>
      <table:table table:name="Table6" table:style-name="Table6" table:template-name="Default Style">
        <table:table-column table:style-name="Table6.A"/>
        <table:table-row table:style-name="Table6.1">
          <table:table-cell table:style-name="Table6.A1" office:value-type="string">
            <text:p text:style-name="P93">Decorar!</text:p>
          </table:table-cell>
        </table:table-row>
        <table:table-row>
          <table:table-cell table:style-name="Table6.A2" office:value-type="string">
            <text:p text:style-name="P91">STF, Súmula 656: é <text:span text:style-name="T2">inconstitucional</text:span> a lei que estabelece alíquotas progressivas para o <text:span text:style-name="T2">ITBI com base no valor venal do imóvel</text:span>.</text:p>
            <text:p text:style-name="P91"/>
            <text:p text:style-name="P91"><text:soft-page-break/>STF, Súmula 668: é <text:span text:style-name="T2">inconstitucional </text:span>a lei municipal que tenha estabelecido, <text:span text:style-name="T2">antes da EC 29/2000, alíquotas progressivas para o IPTU</text:span>, salvo se destinada a assegurar o cumprimento da função social da propriedade urbana.</text:p>
            <text:p text:style-name="P91"/>
            <text:p text:style-name="P91">STF, RE 562.045/RS: o <text:span text:style-name="T2">ITCMD</text:span> é um imposto que bem se vocaciona à <text:span text:style-name="T2">tributação progressiva</text:span>.</text:p>
          </table:table-cell>
        </table:table-row>
      </table:table>
      <text:p text:style-name="P83"><text:span text:style-name="T4"/></text:p>
      <text:p text:style-name="P85">Contribuintes<text:span text:style-name="T4">: qualquer das partes na operação tributada, como dispuser a </text:span>lei<text:span text:style-name="T4">.</text:span></text:p>
      <text:p text:style-name="P85"><text:span text:style-name="T4"/></text:p>
      <text:p text:style-name="P85">Lançamento<text:span text:style-name="T4">: por declaraçã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text-properties officeooo:rsid="00005cf1" officeooo:paragraph-rsid="00005cf1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4 – Impostos de competência dos Estados e do DF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08:52:30.156000000</meta:creation-date>
    <dc:date>2018-04-13T13:39:55.628000000</dc:date>
    <meta:editing-duration>PT9H25M21S</meta:editing-duration>
    <meta:editing-cycles>40</meta:editing-cycles>
    <meta:generator>LibreOffice/6.0.1.1$Windows_X86_64 LibreOffice_project/60bfb1526849283ce2491346ed2aa51c465abfe6</meta:generator>
    <meta:document-statistic meta:table-count="6" meta:image-count="0" meta:object-count="0" meta:page-count="8" meta:paragraph-count="159" meta:word-count="2438" meta:character-count="15021" meta:non-whitespace-character-count="12800"/>
  </office:meta>
</office:document-meta>
</file>